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9c182" officeooo:paragraph-rsid="0009c1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oshua Reed</text:p>
      <text:p text:style-name="P1">OSU EECS </text:p>
      <text:p text:style-name="P1">Summer, 2017</text:p>
      <text:p text:style-name="P1">Mobile and Cloud Development</text:p>
      <text:p text:style-name="P1"/>
      <text:p text:style-name="P1"/>
      <text:p text:style-name="P1">GitHub Gist API</text:p>
      <text:p text:style-name="P1"/>
      <text:p text:style-name="P1">The Gist API is in fact RESTful. </text:p>
      <text:p text:style-name="P1"/>
      <text:p text:style-name="P1">The API has Gists, Users, and Stars—all of which represent resources. Any verb used to access, create, or modify a resource is an HTTP verb.</text:p>
      <text:p text:style-name="P1"/>
      <text:p text:style-name="P1">The API never stores client state. This is the STateless part of REST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4T13:46:25.765987181</meta:creation-date>
    <dc:date>2017-07-14T13:50:29.458645642</dc:date>
    <meta:editing-duration>PT4M4S</meta:editing-duration>
    <meta:editing-cycles>1</meta:editing-cycles>
    <meta:document-statistic meta:table-count="0" meta:image-count="0" meta:object-count="0" meta:page-count="1" meta:paragraph-count="8" meta:word-count="59" meta:character-count="320" meta:non-whitespace-character-count="266"/>
    <meta:generator>LibreOffice/5.3.4.2$Linux_X86_64 LibreOffice_project/30m0$Build-2</meta:generator>
  </office:meta>
</office:document-meta>
</file>